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keep-with-next="auto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oftware License Agreement (BSD License)</text:span></text:p>
      <text:p text:style-name="P1"/>
      <text:p text:style-name="P1"><text:span text:style-name="T1">Copyright (c) 2012, Adafruit Industries. <text:s/>All rights reserved.</text:span></text:p>
      <text:p text:style-name="P1"/>
      <text:p text:style-name="P1"><text:span text:style-name="T1">Redistribution and use in source and binary forms, with or without</text:span></text:p>
      <text:p text:style-name="P1"><text:span text:style-name="T1">modification, are permitted provided that the following conditions are met:</text:span></text:p>
      <text:p text:style-name="P1"><text:span text:style-name="T1">1. Redistributions of source code must retain the above copyright</text:span></text:p>
      <text:p text:style-name="P1"><text:span text:style-name="T1">notice, this list of conditions and the following disclaimer.</text:span></text:p>
      <text:p text:style-name="P1"><text:span text:style-name="T1">2. Redistributions in binary form must reproduce the above copyright</text:span></text:p>
      <text:p text:style-name="P1"><text:span text:style-name="T1">notice, this list of conditions and the following disclaimer in the</text:span></text:p>
      <text:p text:style-name="P1"><text:span text:style-name="T1">documentation and/or other materials provided with the distribution.</text:span></text:p>
      <text:p text:style-name="P1"><text:span text:style-name="T1">3. Neither the name of the copyright holders nor the names of its</text:span></text:p>
      <text:p text:style-name="P1"><text:span text:style-name="T1">contributors may be used to endorse or promote products derived from</text:span></text:p>
      <text:p text:style-name="P1"><text:span text:style-name="T1">this software without specific prior written permission.</text:span></text:p>
      <text:p text:style-name="P1"/>
      <text:p text:style-name="P1"><text:span text:style-name="T1">THIS SOFTWARE IS PROVIDED BY THE COPYRIGHT HOLDERS ''AS IS'' AND ANY</text:span></text:p>
      <text:p text:style-name="P1"><text:span text:style-name="T1">EXPRESS OR IMPLIED WARRANTIES, INCLUDING, BUT NOT LIMITED TO, THE IMPLIED</text:span></text:p>
      <text:p text:style-name="P1"><text:span text:style-name="T1">WARRANTIES OF MERCHANTABILITY AND FITNESS FOR A PARTICULAR PURPOSE ARE</text:span></text:p>
      <text:p text:style-name="P1"><text:span text:style-name="T1">DISCLAIMED. IN NO EVENT SHALL THE COPYRIGHT HOLDER BE LIABLE FOR ANY</text:span></text:p>
      <text:p text:style-name="P1"><text:span text:style-name="T1">DIRECT, INDIRECT, INCIDENTAL, SPECIAL, EXEMPLARY, OR CONSEQUENTIAL DAMAGES</text:span></text:p>
      <text:p text:style-name="P1"><text:span text:style-name="T1">(INCLUDING, BUT NOT LIMITED TO, PROCUREMENT OF SUBSTITUTE GOODS OR SERVICES;</text:span></text:p>
      <text:p text:style-name="P1"><text:span text:style-name="T1">LOSS OF USE, DATA, OR PROFITS; OR BUSINESS INTERRUPTION) HOWEVER CAUSED AND</text:span></text:p>
      <text:p text:style-name="P1"><text:span text:style-name="T1">ON ANY THEORY OF LIABILITY, WHETHER IN CONTRACT, STRICT LIABILITY, OR TORT</text:span></text:p>
      <text:p text:style-name="P1"><text:span text:style-name="T1">(INCLUDING NEGLIGENCE OR OTHERWISE) ARISING IN ANY WAY OUT OF THE USE OF THIS</text:span></text:p>
      <text:p text:style-name="P1"><text:span text:style-name="T1">SOFTWARE, EVEN IF ADVISED OF THE POSSIBILITY OF SUCH DAMAGE.</text:span>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2" meta:word-count="225" meta:character-count="1476" meta:non-whitespace-character-count="1272"/>
    <meta:generator>LibreOfficeDev/5.1.0.3$Linux_X86_64 LibreOffice_project/</meta:generator>
  </office:meta>
</office:document-meta>
</file>